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Default">
      <style:table-cell-properties fo:border="0.99pt solid #000000"/>
    </style:style>
    <style:style style:name="ce2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table:style-name="ce21"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table:style-name="ce21" office:value-type="string" calcext:value-type="string">
            <text:p>Koda webbsidans template enligt Figm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table:style-name="ce21" office:value-type="string" calcext:value-type="string">
            <text:p>Koda webbsidans template enligt Figm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table:style-name="ce21" office:value-type="string" calcext:value-type="string">
            <text:p>Koda webbsidans template enligt Figma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table:style-name="ce21" office:value-type="string" calcext:value-type="string">
            <text:p>Skapa konto/login?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table:number-columns-repeated="2"/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6" calcext:value-type="date">
            <text:p>2021-01-06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number-columns-repeated="5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number-columns-repeated="2"/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5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number-columns-repeated="2"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number-columns-repeated="2"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24"/>
        <table:table-column table:style-name="co5" table:default-cell-style-name="ce29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26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2" office:value-type="string" calcext:value-type="string">
            <text:p>Date</text:p>
          </table:table-cell>
          <table:table-cell table:style-name="ce27" office:value-type="string" calcext:value-type="string">
            <text:p>Sum - Time, hours</text:p>
          </table:table-cell>
        </table:table-row>
        <table:table-row table:style-name="ro2">
          <table:table-cell table:style-name="ce23" office:value-type="date" office:date-value="2020-12-15" calcext:value-type="date">
            <text:p>2020-12-15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2">
          <table:table-cell table:style-name="ce25" office:value-type="string" calcext:value-type="string">
            <text:p>Total Result</text:p>
          </table:table-cell>
          <table:table-cell table:style-name="ce31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21:18:11.989864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01T21:23:31.339388754</dc:date>
    <meta:editing-duration>PT28M56S</meta:editing-duration>
    <meta:editing-cycles>4</meta:editing-cycles>
    <meta:generator>LibreOffice/6.4.6.2$Linux_X86_64 LibreOffice_project/40$Build-2</meta:generator>
    <meta:document-statistic meta:table-count="2" meta:cell-count="149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:coordinate-region svg:x="1.344cm" svg:y="1.317cm" svg:width="17.366cm" svg:height="8.06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dcf040e67528d9187c66b2379df5ea4407429775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